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TContainsExpression.ASTContainsExpression( JCRSQLParser p ,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ContainsExpression.setPropertyName( Name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ContainsExpression.ASTContainsExpression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ContainsExpression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ContainsExpression.get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ContainsExpression.setQuery( String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ContainsExpression.jjtAccept( JCRSQLParser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